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Node.locate( Map om , Invok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Node.LocationNode( final LocatorNode ln , final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tionNode.build( final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